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0100000001D9E7FAF9D5F2FF47.png" manifest:media-type="image/png"/>
  <manifest:file-entry manifest:full-path="Pictures/1000039A0000001A0000001ADD37FB1A453D928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oogle Sans" svg:font-family="'Google Sans', arial, sans-serif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Standard">
      <style:text-properties officeooo:rsid="00060eb5" officeooo:paragraph-rsid="00060eb5"/>
    </style:style>
    <style:style style:name="P2" style:family="paragraph" style:parent-style-name="Standard">
      <style:text-properties officeooo:rsid="00078bf5" officeooo:paragraph-rsid="00078bf5"/>
    </style:style>
    <style:style style:name="P3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78bf5" style:font-size-asian="11pt" style:font-size-complex="11pt"/>
    </style:style>
    <style:style style:name="P4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8bc38" style:font-size-asian="11pt" style:font-size-complex="11pt"/>
    </style:style>
    <style:style style:name="P5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78bf5" officeooo:paragraph-rsid="0008d6e9" style:font-size-asian="11pt" style:font-size-complex="11pt"/>
    </style:style>
    <style:style style:name="P6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78bf5" style:font-size-asian="11pt" style:font-size-complex="11pt"/>
    </style:style>
    <style:style style:name="P7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8bc38" style:font-size-asian="11pt" style:font-size-complex="11pt"/>
    </style:style>
    <style:style style:name="P8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78bf5" officeooo:paragraph-rsid="0008d6e9" style:font-size-asian="11pt" style:font-size-complex="11pt"/>
    </style:style>
    <style:style style:name="P9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8bc38" style:font-size-asian="11pt" style:font-size-complex="11pt"/>
    </style:style>
    <style:style style:name="P1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bc38" officeooo:paragraph-rsid="0008d6e9" style:font-size-asian="11pt" style:font-size-complex="11pt"/>
    </style:style>
    <style:style style:name="P11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8d6e9" officeooo:paragraph-rsid="0008d6e9" style:font-size-asian="11pt" style:font-size-complex="11pt"/>
    </style:style>
    <style:style style:name="P12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9b1f6" officeooo:paragraph-rsid="0009b1f6" style:font-size-asian="11pt" style:font-size-complex="11pt"/>
    </style:style>
    <style:style style:name="P13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a9d33" officeooo:paragraph-rsid="000a9d33" style:font-size-asian="11pt" style:font-size-complex="11pt"/>
    </style:style>
    <style:style style:name="P14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a9d33" officeooo:paragraph-rsid="0008d6e9" style:font-size-asian="11pt" style:font-size-complex="11pt"/>
    </style:style>
    <style:style style:name="P15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officeooo:rsid="000c117d" officeooo:paragraph-rsid="000c117d" style:font-size-asian="11pt" style:font-size-complex="11pt"/>
    </style:style>
    <style:style style:name="T1" style:family="text">
      <style:text-properties fo:color="#202122" loext:opacity="100%"/>
    </style:style>
    <style:style style:name="T2" style:family="text">
      <style:text-properties officeooo:rsid="0008bc38"/>
    </style:style>
    <style:style style:name="T3" style:family="text">
      <style:text-properties officeooo:rsid="0008d6e9"/>
    </style:style>
    <style:style style:name="T4" style:family="text">
      <style:text-properties style:font-name="Liberation Mono" fo:font-size="11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olhemos o setpoint sei lá qual</text:p>
      <text:p text:style-name="P1"/>
      <text:p text:style-name="P2">Método da tangente: </text:p>
      <text:p text:style-name="P2"/>
      <text:p text:style-name="P2"/>
      <text:p text:style-name="P2">k = 5</text:p>
      <text:p text:style-name="P2"/>
      <text:p text:style-name="P2">p1 = 12.4</text:p>
      <text:p text:style-name="P2">p2 = 173</text:p>
      <text:p text:style-name="P2"/>
      <text:p text:style-name="P3">θ = 12.4</text:p>
      <text:p text:style-name="P3"><text:span text:style-name="T1"><draw:frame draw:style-name="fr1" draw:name="Image1" text:anchor-type="as-char" svg:width="0.041cm" svg:height="0.041cm" draw:z-index="0"><draw:image xlink:href="Pictures/1000039A0000001A0000001ADD37FB1A453D9282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\tau</svg:title></draw:frame></text:span></text:p>
      <text:p text:style-name="P6">τ = 173 – 12.4 = 160.6</text:p>
      <text:p text:style-name="P6"/>
      <text:p text:style-name="P6">tf = 5 * e^-12.4/ 160.6S + 1 </text:p>
      <text:p text:style-name="P6"/>
      <text:p text:style-name="P9">Método Smith</text:p>
      <text:p text:style-name="P9"/>
      <text:p text:style-name="P9">Valores úteis:</text:p>
      <text:p text:style-name="P9"/>
      <text:p text:style-name="P9">63.2% de 5 = 3.16</text:p>
      <text:p text:style-name="P9">28.3% de 5 = 1.415</text:p>
      <text:p text:style-name="P9"/>
      <text:p text:style-name="P9">t1 = 60.6</text:p>
      <text:p text:style-name="P9">t2 = 158</text:p>
      <text:p text:style-name="P9"/>
      <text:p text:style-name="P9">k = 5</text:p>
      <text:p text:style-name="P7">τ <text:span text:style-name="T2">= 1.5(158 – 60.6) = 146.1</text:span></text:p>
      <text:p text:style-name="P4">θ <text:span text:style-name="T2">= 158 – 146.1 = 11,9</text:span></text:p>
      <text:p text:style-name="P4"/>
      <text:p text:style-name="P7">tf = 5 * e^-1<text:span text:style-name="T2">1</text:span>.<text:span text:style-name="T2">9</text:span>/ 1<text:span text:style-name="T2">46.1</text:span>S + 1</text:p>
      <text:p text:style-name="P4"/>
      <text:p text:style-name="P7"/>
      <text:p text:style-name="P11">Escolhemos o método Smith porque é o mais top e usaremos esses parametros:</text:p>
      <text:p text:style-name="P10">k = 5</text:p>
      <text:p text:style-name="P8">τ <text:span text:style-name="T2">= 146.1</text:span></text:p>
      <text:p text:style-name="P5">θ <text:span text:style-name="T3">= </text:span><text:span text:style-name="T2">11,9</text:span></text:p>
      <text:p text:style-name="P8">tf = 5 * e^-1<text:span text:style-name="T2">1</text:span>.<text:span text:style-name="T2">9</text:span>/ 1<text:span text:style-name="T2">46.1</text:span>S + 1</text:p>
      <text:p text:style-name="P8"/>
      <text:p text:style-name="P15">Escolhendo o Setpoint de valor 4 temos: </text:p>
      <text:p text:style-name="P15"/>
      <text:p text:style-name="P15">Calculo do erro em malha aberta</text:p>
      <text:p text:style-name="P15"/>
      <text:p text:style-name="P15">E(inf) = k – SP = 5 – 4 = 1</text:p>
      <text:p text:style-name="P8"/>
      <text:p text:style-name="P15">Calculo do erro em malha fechada: </text:p>
      <text:p text:style-name="P8"><text:span text:style-name="T4"/></text:p>
      <text:p text:style-name="P8"><text:soft-page-break/><text:span text:style-name="T4"><draw:frame draw:style-name="fr2" draw:name="Object1" text:anchor-type="as-char" svg:y="-6.863cm" svg:width="5.505cm" svg:height="13.601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8"/>
      <text:p text:style-name="P14"/>
      <text:p text:style-name="P12">SP = Degrau escolhido </text:p>
      <text:p text:style-name="P12">FT = Função de transferencia</text:p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Google Sans" svg:font-family="'Google Sans', arial, sans-serif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9:49:20.651226401</meta:creation-date>
    <dc:date>2022-09-14T09:56:41.926239600</dc:date>
    <meta:editing-duration>PT9H8M27S</meta:editing-duration>
    <meta:editing-cycles>2</meta:editing-cycles>
    <meta:generator>LibreOffice/7.2.7.2$Linux_X86_64 LibreOffice_project/20$Build-2</meta:generator>
    <meta:document-statistic meta:table-count="0" meta:image-count="1" meta:object-count="1" meta:page-count="2" meta:paragraph-count="31" meta:word-count="147" meta:character-count="602" meta:non-whitespace-character-count="476"/>
  </office:meta>
</office:document-meta>
</file>

<file path=Object 1/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−</mo>
                <mi mathvariant="italic">PV</mi>
              </mrow>
            </mrow>
          </mrow>
        </mtd>
      </mtr>
      <mtr>
        <mtd>
          <mrow>
            <mrow>
              <mi mathvariant="italic">PV</mi>
              <mo stretchy="false">=</mo>
              <mrow>
                <mi mathvariant="italic">FT</mi>
                <mo stretchy="false">∗</mo>
                <mi>E</mi>
              </mrow>
            </mrow>
            <mrow>
              <mo fence="true" form="prefix" stretchy="false">(</mo>
              <mrow>
                <mi>s</mi>
              </mrow>
              <mo fence="true" form="postfix" stretchy="false">)</mo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−</mo>
                <mrow>
                  <mo fence="true" form="prefix" stretchy="false">(</mo>
                  <mrow>
                    <mrow>
                      <mrow>
                        <mi mathvariant="italic">FT</mi>
                        <mo stretchy="false">∗</mo>
                        <mi>E</mi>
                      </mrow>
                      <mrow>
                        <mo fence="true" form="prefix" stretchy="false">(</mo>
                        <mrow>
                          <mi>s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row>
                  <mo fence="true" form="prefix" stretchy="false">(</mo>
                  <mrow>
                    <mi>s</mi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row>
                        <mi mathvariant="italic">FT</mi>
                        <mo stretchy="false">∗</mo>
                        <mi>E</mi>
                      </mrow>
                      <mrow>
                        <mo fence="true" form="prefix" stretchy="false">(</mo>
                        <mrow>
                          <mi>s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=</mo>
              <mi mathvariant="italic">SP</mi>
            </mrow>
          </mrow>
        </mtd>
      </mtr>
      <mtr>
        <mtd>
          <mrow>
            <mi>E</mi>
            <mrow>
              <mrow>
                <mrow>
                  <mo fence="true" form="prefix" stretchy="false">(</mo>
                  <mrow>
                    <mi>s</mi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i mathvariant="italic">FT</mi>
                    </mrow>
                  </mrow>
                  <mo fence="true" form="postfix" stretchy="false">)</mo>
                </mrow>
              </mrow>
              <mo stretchy="false">=</mo>
              <mi mathvariant="italic">SP</mi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/</mo>
                <mrow>
                  <mo fence="true" form="prefix" stretchy="false">(</mo>
                  <mrow>
                    <mrow>
                      <mn>1</mn>
                      <mo stretchy="false">+</mo>
                      <mi mathvariant="italic">FT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row>
                      <mfrac>
                        <mi mathvariant="italic">SP</mi>
                        <mi>S</mi>
                      </mfrac>
                      <mo stretchy="false">∗</mo>
                      <mi>S</mi>
                      <mo stretchy="false">∗</mo>
                      <mrow>
                        <mo fence="true" form="prefix" stretchy="false">(</mo>
                        <mrow>
                          <mfrac>
                            <mn>1</mn>
                            <mrow>
                              <mn>1</mn>
                              <mo stretchy="false">+</mo>
                              <mi mathvariant="italic">FT</mi>
                            </mrow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row>
                      <mi mathvariant="italic">SP</mi>
                      <mo stretchy="false">∗</mo>
                      <mrow>
                        <mo fence="true" form="prefix" stretchy="false">(</mo>
                        <mrow>
                          <mfrac>
                            <mn>1</mn>
                            <mrow>
                              <mn>1</mn>
                              <mo stretchy="false">+</mo>
                              <mi mathvariant="italic">FT</mi>
                            </mrow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i mathvariant="italic">FT</mi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5</mn>
                                    <mo stretchy="false">∗</mo>
                                    <msup>
                                      <mi>e</mi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row>
                                              <mo stretchy="false">−</mo>
                                              <mn>11.9</mn>
                                            </mrow>
                                            <mi>s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row>
                                    <mn>146.5</mn>
                                    <mrow>
                                      <mi>S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frac>
                          </mrow>
                          <mo fence="true" form="postfix" stretchy="false">)</mo>
                        </mrow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frac>
                          <mrow>
                            <mn>5</mn>
                            <mo stretchy="false">∗</mo>
                            <msup>
                              <mi>e</mi>
                              <mn>0</mn>
                            </msup>
                          </mrow>
                          <mrow>
                            <mn>0</mn>
                            <mo stretchy="false">+</mo>
                            <mn>1</mn>
                          </mrow>
                        </mfrac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i mathvariant="italic">SP</mi>
                  <mrow>
                    <mn>1</mn>
                    <mo stretchy="false">+</mo>
                    <mrow>
                      <mo fence="true" form="prefix" stretchy="false">(</mo>
                      <mrow>
                        <mfrac>
                          <mrow>
                            <mn>5</mn>
                            <mo stretchy="false">∗</mo>
                            <mn>1</mn>
                          </mrow>
                          <mn>1</mn>
                        </mfrac>
                      </mrow>
                      <mo fence="true" form="postfix" stretchy="false">)</mo>
                    </mrow>
                  </mrow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i mathvariant="italic">SP</mi>
                  <mrow>
                    <mn>1</mn>
                    <mo stretchy="false">+</mo>
                    <mn>5</mn>
                  </mrow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n>4</mn>
                  <mn>6</mn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n>0,6667</mn>
            </mrow>
          </mrow>
        </mtd>
      </mtr>
    </mtable>
    <annotation encoding="StarMath 5.0">E(s) = SP - PV newline
PV = FT * E(s) newline
E(s) = SP - (FT * E(s)) newline
E(s) + (FT*E(s)) = SP newline
E(s) * (1 + FT) = SP newline
E(s) = SP / (1 + FT) newline

E( %infinite ) = lim from{s-&gt;0}  ({SP} over {S} * S * ({1} over {1 + FT}) )  newline

E( %infinite ) = lim from{s-&gt;0}  (SP * ({1} over {1 + FT})) newline

E( %infinite ) = lim from{s-&gt;0}  (SP over {1 + FT} ) newline

E( %infinite ) = lim from{s-&gt;0}  (SP over {1 + ((5 * e^(-11.9s)) over (146.5S + 1))} ) newline

E( %infinite ) = lim from{s-&gt;0}  (SP over {1 + {{5 * e^0} over {0 + 1}}} ) newline

E( %infinite ) = lim from{s-&gt;0}  {SP over {1 + ({5 *1} over 1)} } newline

E( %infinite ) = lim from{s-&gt;0}  {SP over {1 + 5 } } newline

E( %infinite ) = lim from{s-&gt;0}  {{4} over {6}}  newline

E ( %infinite ) = 0,6667</annotation>
  </semantics>
</math>
</file>